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55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754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754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10.255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10.196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heads_20_42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6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1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5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objectwithoutfill">
      <style:graphic-properties draw:stroke="solid" draw:stroke-dash="Long_20_Dash" svg:stroke-color="#000000" draw:marker-start="Arrowheads_20_46" draw:marker-end="Arrow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2.27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45" draw:marker-start-width="0.203cm" draw:marker-end="Arrow" draw:marker-end-width="0.305cm" draw:fill="none" draw:textarea-vertical-align="middle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2.27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solid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23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heads_20_44" draw:marker-end-width="0.20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start="Arrowheads_20_48" draw:marker-end="Arrowheads_20_47" draw:marker-end-width="0.203cm" draw:fill="none" draw:textarea-vertical-align="middle" loext:decorative="false"/>
    </style:style>
    <style:style style:name="gr69" style:family="graphic" style:parent-style-name="standard" style:list-style-name="L3">
      <style:graphic-properties draw:stroke="solid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239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color="#000000" draw:marker-start="Arrowheads_20_49" draw:marker-end="Arrow_20_short" draw:marker-end-width="0.203cm" draw:fill="none" draw:textarea-vertical-align="middle" loext:decorative="false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T1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824cm" svg:height="0.854cm" svg:x="17.164cm" svg:y="7.115cm">
          <text:list text:style-name="L3">
            <text:list-header>
              <text:p text:style-name="P4"><text:span text:style-name="T1">3 Offer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055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055cm" svg:height="2.54cm" svg:x="32.623cm" svg:y="17.84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622cm" svg:height="0.854cm" svg:x="3.353cm" svg:y="12.895cm">
          <text:list text:style-name="L3">
            <text:list-item>
              <text:p text:style-name="P9"><text:span text:style-name="T3">2 Offer</text:span><text:span text:style-name="T1">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985cm" svg:x="10.919cm" svg:y="12.938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Resourc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7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678cm" svg:height="2.04cm" svg:x="16.241cm" svg:y="17.037cm">
          <text:list text:style-name="L3">
            <text:list-header>
              <text:p text:style-name="P4"><text:span text:style-name="T1">6 Placeholder message</text:span></text:p>
            </text:list-header>
            <text:list-item>
              <text:p text:style-name="P4"><text:span text:style-name="T1">and mail resources</text:span></text:p>
            </text:list-item>
            <text:list-item>
              <text:p text:style-name="P4"><text:span text:style-name="T1">retrieval using A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595cm" svg:height="2.04cm" svg:x="5.482cm" svg:y="17.048cm">
          <text:list text:style-name="L3">
            <text:list-header>
              <text:p text:style-name="P4"><text:span text:style-name="T1">1 Store mail resources,</text:span></text:p>
            </text:list-header>
            <text:list-item>
              <text:p text:style-name="P4"><text:span text:style-name="T1">placeholder message,</text:span></text:p>
            </text:list-item>
            <text:list-item>
              <text:p text:style-name="P4"><text:span text:style-name="T1">return offer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1cm" svg:height="2.04cm" svg:x="27.281cm" svg:y="17.1cm">
          <text:list text:style-name="L3">
            <text:list-header>
              <text:p text:style-name="P4"><text:span text:style-name="T1">7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985cm" svg:x="21.935cm" svg:y="12.938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1.317cm" svg:y="-0.092cm"/>
          <draw:glue-point draw:id="9" svg:x="1.317cm" svg:y="0.69cm"/>
          <draw:glue-point draw:id="10" svg:x="1.317cm" svg:y="0.103cm"/>
          <text:p text:style-name="P17"><text:span text:style-name="T1">Resourc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851cm" svg:height="0.854cm" svg:x="29.838cm" svg:y="15.317cm">
          <text:list text:style-name="L3">
            <text:list-header>
              <text:p text:style-name="P4"><text:span text:style-name="T1">4 Offer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7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1.684cm" svg:height="1.334cm" svg:x="13.319cm" svg:y="10.3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10.146cm" svg:height="0.854cm" svg:x="14.535cm" svg:y="10.578cm">
          <text:list text:style-name="L3">
            <text:list-header>
              <text:p text:style-name="P20"><text:span text:style-name="T1">Mutual JWT authentication (DPoP or mTLS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1.684cm" svg:height="1.346cm" svg:x="13.319cm" svg:y="5.429cm">
          <text:p/>
          <draw:enhanced-geometry svg:viewBox="0 0 21600 21600" draw:mirror-horizontal="false" draw:mirror-vertical="false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1.74cm" svg:height="0.854cm" svg:x="17.973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3" draw:layer="layout" svg:width="8.255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3" draw:layer="layout" svg:width="8.283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467cm" svg:y1="17.841cm" svg:x2="1.518cm" svg:y2="8.345cm" draw:start-shape="id1" draw:start-glue-point="16" draw:end-shape="id2" draw:end-glue-point="2" svg:d="M1467 17841l51-9496" svg:viewBox="0 0 52 9497">
          <text:p/>
        </draw:connector>
        <draw:custom-shape draw:style-name="gr27" draw:text-style-name="P27" xml:id="id9" draw:id="id9" draw:layer="layout" svg:width="1.702cm" svg:height="0.61cm" svg:x="23.709cm" svg:y="15.87cm">
          <draw:glue-point draw:id="4" svg:x="-4.941cm" svg:y="2.262cm"/>
          <draw:glue-point draw:id="5" svg:x="-4.941cm" svg:y="-1.901cm" draw:escape-direction="up"/>
          <draw:glue-point draw:id="6" svg:x="-4.941cm" svg:y="-1.901cm"/>
          <draw:glue-point draw:id="7" svg:x="-4.941cm" svg:y="-1.901cm"/>
          <draw:glue-point draw:id="8" svg:x="-4.941cm" svg:y="-1.901cm"/>
          <draw:glue-point draw:id="9" svg:x="-4.941cm" svg:y="-1.901cm"/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2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7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3" draw:layer="layout" svg:width="8.191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498cm" svg:y1="19.111cm" svg:x2="12.703cm" svg:y2="19.096cm" draw:start-shape="id1" draw:start-glue-point="1" draw:end-shape="id3" svg:d="M5498 19111l7205-15" svg:viewBox="0 0 7206 16">
          <text:p/>
        </draw:connector>
        <draw:custom-shape draw:style-name="gr34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6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7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1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2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2" draw:text-style-name="P26" draw:layer="layout" svg:x1="36.562cm" svg:y1="8.331cm" svg:x2="25.411cm" svg:y2="16.175cm" draw:start-shape="id8" draw:start-glue-point="2" draw:end-shape="id9" draw:end-glue-point="1" svg:d="M36562 8331v7844h-11151" svg:viewBox="0 0 11152 7845">
          <text:p/>
        </draw:connector>
        <draw:custom-shape draw:style-name="gr43" draw:text-style-name="P23" draw:layer="layout" svg:width="10.549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23" draw:layer="layout" svg:width="6.449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draw:layer="layout" svg:width="7.109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3" draw:layer="layout" svg:width="6.752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9.14cm" svg:height="0.854cm" svg:x="27.967cm" svg:y="22.359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6.97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4" draw:layer="layout" svg:width="6.405cm" svg:height="1.346cm" svg:x="14.25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3" draw:layer="layout" svg:width="1.612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7" draw:text-style-name="P26" draw:layer="layout" draw:type="line" svg:x1="14.405cm" svg:y1="19.096cm" svg:x2="23.719cm" svg:y2="19.096cm" draw:start-shape="id3" draw:end-shape="id10" draw:end-glue-point="3" svg:d="M14405 19096h9314" svg:viewBox="0 0 9315 1">
          <text:p/>
        </draw:connector>
        <draw:connector draw:style-name="gr58" draw:text-style-name="P26" draw:layer="layout" draw:type="line" svg:x1="32.623cm" svg:y1="19.11cm" svg:x2="25.421cm" svg:y2="19.096cm" draw:start-shape="id11" draw:start-glue-point="3" draw:end-shape="id10" svg:d="M32623 19110l-7202-14" svg:viewBox="0 0 7203 15">
          <text:p/>
        </draw:connector>
        <draw:custom-shape draw:style-name="gr59" draw:text-style-name="P35" draw:layer="layout" svg:width="8.283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35" draw:layer="layout" svg:width="9.553cm" svg:height="0.854cm" svg:x="27.951cm" svg:y="23.032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6" xml:id="id13" draw:id="id13" draw:layer="layout" svg:width="4.953cm" svg:height="2.513cm" svg:x="22.086cm" svg:y="17.25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S</text:span></text:p>
            </text:list-header>
            <text:list-item>
              <text:p text:style-name="P13"><text:span text:style-name="T1">https://rs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" draw:layer="layout" svg:width="5.981cm" svg:height="2.633cm" svg:x="16.127cm" svg:y="11.909cm">
          <text:list text:style-name="L3">
            <text:list-header>
              <text:p text:style-name="P4"><text:span text:style-name="T1">5 Answer to offer</text:span></text:p>
            </text:list-header>
            <text:list-item>
              <text:p text:style-name="P4"><text:span text:style-name="T1">(Accepted, Rejected,</text:span></text:p>
            </text:list-item>
            <text:list-item>
              <text:p text:style-name="P4"><text:span text:style-name="T1"><text:s/></text:span><text:span text:style-name="T1">Forwarded), if accepted,</text:span></text:p>
            </text:list-item>
            <text:list-item>
              <text:p text:style-name="P4"><text:span text:style-name="T1">return A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3" draw:text-style-name="P26" draw:layer="layout" draw:type="line" svg:x1="23.709cm" svg:y1="16.175cm" svg:x2="16.023cm" svg:y2="14.574cm" draw:start-shape="id9" draw:end-shape="id12" draw:end-glue-point="1" svg:d="M23709 16175l-7686-1601" svg:viewBox="0 0 7687 1602">
          <text:p/>
        </draw:connector>
        <draw:custom-shape draw:style-name="gr64" draw:text-style-name="P35" draw:layer="layout" svg:width="9.113cm" svg:height="0.854cm" svg:x="27.993cm" svg:y="21.032cm">
          <text:list text:style-name="L3">
            <text:list-item>
              <text:p text:style-name="P17"><text:span text:style-name="T1">Authorization Server</text:span><text:span text:style-name="T1"><text:tab/></text:span><text:span text:style-name="T1"><text:tab/></text:span><text:span text:style-name="T1"><text:tab/></text:span><text:span text:style-name="T1">(A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xml:id="id14" draw:id="id14" draw:layer="layout" svg:width="4.953cm" svg:height="2.513cm" svg:x="11.07cm" svg:y="17.25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RS</text:span></text:p>
            </text:list-header>
            <text:list-item>
              <text:p text:style-name="P13"><text:span text:style-name="T1">https://rs.foo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xml:id="id12" draw:id="id12" draw:layer="layout" svg:width="4.953cm" svg:height="1.473cm" svg:x="11.07cm" svg:y="13.838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AS</text:span></text:p>
            </text:list-header>
            <text:list-item>
              <text:p text:style-name="P13"><text:span text:style-name="T1">https://as.foo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6" draw:layer="layout" draw:type="line" svg:x1="24.56cm" svg:y1="16.48cm" svg:x2="24.562cm" svg:y2="17.256cm" draw:start-shape="id9" draw:start-glue-point="2" draw:end-shape="id13" draw:end-glue-point="0" svg:d="M24560 16480l2 776" svg:viewBox="0 0 3 777">
          <text:p/>
        </draw:connector>
        <draw:connector draw:style-name="gr68" draw:text-style-name="P26" draw:layer="layout" draw:type="line" svg:x1="13.546cm" svg:y1="17.256cm" svg:x2="13.546cm" svg:y2="15.311cm" draw:start-shape="id14" draw:start-glue-point="0" draw:end-shape="id12" draw:end-glue-point="2" svg:d="M13546 17256v-1945" svg:viewBox="0 0 1 1946">
          <text:p/>
        </draw:connector>
        <draw:custom-shape draw:style-name="gr69" draw:text-style-name="P36" xml:id="id15" draw:id="id15" draw:layer="layout" svg:width="4.953cm" svg:height="1.473cm" svg:x="22.088cm" svg:y="13.838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S</text:span></text:p>
            </text:list-header>
            <text:list-item>
              <text:p text:style-name="P13"><text:span text:style-name="T1">https://as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26" draw:layer="layout" draw:type="line" svg:x1="24.56cm" svg:y1="15.87cm" svg:x2="24.564cm" svg:y2="15.311cm" draw:start-shape="id9" draw:start-glue-point="0" draw:end-shape="id15" draw:end-glue-point="2" svg:d="M24560 15870l4-559" svg:viewBox="0 0 5 560">
          <text:p/>
        </draw:connector>
        <draw:custom-shape draw:style-name="gr71" draw:text-style-name="P35" draw:layer="layout" svg:width="9.048cm" svg:height="0.854cm" svg:x="27.993cm" svg:y="21.697cm">
          <text:list text:style-name="L3">
            <text:list-item>
              <text:p text:style-name="P17"><text:span text:style-name="T1">Access Token</text:span><text:span text:style-name="T1"><text:tab/></text:span><text:span text:style-name="T1"><text:tab/></text:span><text:span text:style-name="T1"><text:tab/></text:span><text:span text:style-name="T1"><text:tab/></text:span><text:span text:style-name="T1">(AT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42" draw:display-name="Arrowheads 42" svg:viewBox="0 0 20 13" svg:d="M0 13l10-13 10 13z"/>
    <draw:marker draw:name="Arrowheads_20_44" draw:display-name="Arrowheads 44" svg:viewBox="0 0 20 13" svg:d="M0 13l10-13 10 13z"/>
    <draw:marker draw:name="Arrowheads_20_45" draw:display-name="Arrowheads 45" svg:viewBox="0 0 20 13" svg:d="M0 13l10-13 10 13z"/>
    <draw:marker draw:name="Arrowheads_20_46" draw:display-name="Arrowheads 46" svg:viewBox="0 0 20 13" svg:d="M0 13l10-13 10 13z"/>
    <draw:marker draw:name="Arrowheads_20_47" draw:display-name="Arrowheads 47" svg:viewBox="0 0 20 13" svg:d="M0 13l10-13 10 13z"/>
    <draw:marker draw:name="Arrowheads_20_48" draw:display-name="Arrowheads 48" svg:viewBox="0 0 20 13" svg:d="M0 13l10-13 10 13z"/>
    <draw:marker draw:name="Arrowheads_20_49" draw:display-name="Arrowheads 49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08T18:44:35.298453697</dc:date>
    <dc:creator>Igor Zboran</dc:creator>
    <meta:editing-duration>P2DT17H1M16S</meta:editing-duration>
    <meta:editing-cycles>594</meta:editing-cycles>
    <meta:generator>LibreOffice/24.8.3.2$Linux_X86_64 LibreOffice_project/e14c9fdd1f585efcbb2c5363087a99d20928d522</meta:generator>
    <meta:document-statistic meta:object-count="72"/>
  </office:meta>
</office:document-meta>
</file>